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625in" fo:margin-left="-0.0417in" fo:margin-top="0in" fo:margin-bottom="0in" table:align="left"/>
    </style:style>
    <style:style style:name="Table1.A" style:family="table-column">
      <style:table-column-properties style:column-width="1.3965in"/>
    </style:style>
    <style:style style:name="Table1.B" style:family="table-column">
      <style:table-column-properties style:column-width="1.7285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937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7.0625in" fo:margin-left="-0.0417in" fo:margin-top="0in" fo:margin-bottom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1.937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6pt" officeooo:rsid="000a6e55" officeooo:paragraph-rsid="000a6e5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a6e55" officeooo:paragraph-rsid="000a6e55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6e55" officeooo:paragraph-rsid="000a6e55" style:font-size-asian="10.5pt" style:font-size-complex="12pt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/>
      <style:text-properties fo:font-size="16pt" officeooo:rsid="000a6e55" officeooo:paragraph-rsid="000a6e55" style:font-size-asian="14pt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rm</text:p>
      <text:p text:style-name="P2">Balance sheet</text:p>
      <text:p text:style-name="P2">End of the year 2022</text:p>
      <text:p text:style-name="P2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total assets</text:p>
          </table:table-cell>
          <table:table-cell table:style-name="Table1.A1" office:value-type="string">
            <text:p text:style-name="P6">815350</text:p>
          </table:table-cell>
          <table:table-cell table:style-name="Table1.A1" office:value-type="string">
            <text:p text:style-name="P1">current ratio</text:p>
          </table:table-cell>
          <table:table-cell table:style-name="Table1.A1" office:value-type="string">
            <text:p text:style-name="P6">3.33</text:p>
          </table:table-cell>
        </table:table-row>
        <table:table-row table:style-name="Table1.1">
          <table:table-cell table:style-name="Table1.A1" office:value-type="string">
            <text:p text:style-name="P5">total liabilities</text:p>
          </table:table-cell>
          <table:table-cell table:style-name="Table1.A1" office:value-type="string">
            <text:p text:style-name="P6">83000</text:p>
          </table:table-cell>
          <table:table-cell table:style-name="Table1.A1" office:value-type="string">
            <text:p text:style-name="P1">debt ratio</text:p>
          </table:table-cell>
          <table:table-cell table:style-name="Table1.A1" office:value-type="string">
            <text:p text:style-name="P6">10.18%</text:p>
          </table:table-cell>
        </table:table-row>
        <table:table-row table:style-name="Table1.1">
          <table:table-cell table:style-name="Table1.A1" office:value-type="string">
            <text:p text:style-name="P5">shareholders equity </text:p>
          </table:table-cell>
          <table:table-cell table:style-name="Table1.A1" office:value-type="string">
            <text:p text:style-name="P6">732350</text:p>
          </table:table-cell>
          <table:table-cell table:style-name="Table1.A1" office:value-type="string">
            <text:p text:style-name="P1">shareholders ratio</text:p>
          </table:table-cell>
          <table:table-cell table:style-name="Table1.A1" office:value-type="string">
            <text:p text:style-name="P6">89.82%</text:p>
          </table:table-cell>
        </table:table-row>
      </table:table>
      <text:p text:style-name="Standard"/>
      <text:p text:style-name="P2">Farm</text:p>
      <text:p text:style-name="P2">Income statement</text:p>
      <text:p text:style-name="P2">2023/01/01 to 2023/01/31</text:p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total revenue</text:p>
          </table:table-cell>
          <table:table-cell table:style-name="Table2.A1" office:value-type="string">
            <text:p text:style-name="P1">total expenses</text:p>
          </table:table-cell>
          <table:table-cell table:style-name="Table2.A1" office:value-type="string">
            <text:p text:style-name="P1">dividend</text:p>
          </table:table-cell>
        </table:table-row>
        <table:table-row table:style-name="Table2.1">
          <table:table-cell table:style-name="Table2.A1" office:value-type="string">
            <text:p text:style-name="P1">51800</text:p>
          </table:table-cell>
          <table:table-cell table:style-name="Table2.A1" office:value-type="string">
            <text:p text:style-name="P1">23195</text:p>
          </table:table-cell>
          <table:table-cell table:style-name="Table2.A1" office:value-type="string">
            <text:p text:style-name="P1">28605</text:p>
          </table:table-cell>
        </table:table-row>
      </table:table>
      <text:p text:style-name="Standard"><draw:frame draw:style-name="fr1" draw:name="Object1" text:anchor-type="char" svg:x="0.1972in" svg:y="0.1717in" svg:width="6.2984in" svg:height="3.5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5:24:57.426645062</meta:creation-date>
    <dc:date>2023-02-05T16:34:05.861006322</dc:date>
    <meta:editing-duration>PT16M4S</meta:editing-duration>
    <meta:editing-cycles>4</meta:editing-cycles>
    <meta:generator>LibreOffice/7.3.5.2$Linux_X86_64 LibreOffice_project/30$Build-2</meta:generator>
    <meta:document-statistic meta:table-count="2" meta:image-count="0" meta:object-count="1" meta:page-count="1" meta:paragraph-count="24" meta:word-count="40" meta:character-count="254" meta:non-whitespace-character-count="23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ed1c09"/>
    </style:style>
    <style:style style:name="ch12" style:family="chart">
      <style:chart-properties chart:solid-type="cuboid"/>
      <style:graphic-properties draw:fill-color="#00a933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circle" chart:style-name="ch1">
        <chart:title svg:x="7.294cm" svg:y="0.316cm" chart:style-name="ch2">
          <text:p>FARM</text:p>
        </chart:title>
        <chart:subtitle svg:x="6.474cm" svg:y="1.275cm" chart:style-name="ch3">
          <text:p>Income Statment</text:p>
        </chart:subtitle>
        <chart:legend chart:legend-position="end" svg:x="12.994cm" svg:y="3.706cm" style:legend-expansion="high" chart:style-name="ch4"/>
        <chart:plot-area chart:style-name="ch5" chart:data-source-has-labels="both" svg:x="0.319cm" svg:y="2.138cm" svg:width="12.356cm" svg:height="6.688cm">
          <chart:coordinate-region svg:x="3.153cm" svg:y="2.139cm" svg:width="6.687cm" svg:height="6.687cm"/>
          <chart:axis chart:dimension="x" chart:name="primary-x" chart:style-name="ch6" chartooo:axis-type="auto">
            <chartooo:date-scale/>
            <chart:categories table:cell-range-address="local-table.$B$1:.$D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D$2" chart:label-cell-address="local-table.$A$2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venue</text:p>
              </table:table-cell>
              <table:table-cell office:value-type="string">
                <text:p>total expenses</text:p>
              </table:table-cell>
              <table:table-cell office:value-type="string">
                <text:p>dividend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51800">
                <text:p>51800</text:p>
              </table:table-cell>
              <table:table-cell office:value-type="float" office:value="23195">
                <text:p>23195</text:p>
              </table:table-cell>
              <table:table-cell office:value-type="float" office:value="28605">
                <text:p>28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